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631cm" fo:min-width="0.38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629cm" fo:min-width="0.38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631cm" fo:min-width="0.37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629cm" fo:min-width="0.37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63cm" fo:min-width="0.3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631cm" fo:min-width="0.38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629cm" fo:min-width="0.38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631cm" fo:min-width="0.379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629cm" fo:min-width="0.37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63cm" fo:min-width="0.3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631cm" fo:min-width="0.38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629cm" fo:min-width="0.38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631cm" fo:min-width="0.379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629cm" fo:min-width="0.37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63cm" fo:min-width="0.38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631cm" fo:min-width="0.381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629cm" fo:min-width="0.38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631cm" fo:min-width="0.379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629cm" fo:min-width="0.37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63cm" fo:min-width="0.38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5cm" draw:fill="solid" draw:fill-color="#7fff00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63cm" fo:min-width="0.3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034cm" fo:min-width="0.78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="solid" draw:fill-color="#ff0000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5cm" draw:marker-end-width="0.5cm" draw:fill="solid" draw:fill-color="#0000ff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solid" draw:fill-color="#ffff00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27" style:family="graphic" style:parent-style-name="standard">
      <style:graphic-properties svg:stroke-color="#000000" draw:fill="solid" draw:fill-color="#7fff00" draw:textarea-horizontal-align="justify" draw:textarea-vertical-align="middle" draw:auto-grow-height="false" fo:min-height="0.042cm" fo:min-width="0cm"/>
    </style:style>
    <style:style style:name="gr28" style:family="graphic" style:parent-style-name="standard">
      <style:graphic-properties svg:stroke-color="#000000" draw:fill="solid" draw:fill-color="#7fff00" draw:textarea-horizontal-align="justify" draw:textarea-vertical-align="middle" draw:auto-grow-height="false" fo:min-height="0.081cm" fo:min-width="0cm"/>
    </style:style>
    <style:style style:name="gr29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042cm" fo:min-width="0cm"/>
    </style:style>
    <style:style style:name="gr30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.081cm" fo:min-width="0cm"/>
    </style:style>
    <style:style style:name="gr3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42cm" fo:min-width="0cm"/>
    </style:style>
    <style:style style:name="gr3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081cm" fo:min-width="0cm"/>
    </style:style>
    <style:style style:name="gr3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2cm" fo:min-width="0cm"/>
    </style:style>
    <style:style style:name="gr34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81cm" fo:min-width="0cm"/>
    </style:style>
    <style:style style:name="P1" style:family="paragraph">
      <loext:graphic-properties draw:fill="solid" draw:fill-color="#7fff00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385cm" svg:height="1.385cm" svg:x="1.8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85cm" svg:height="1.383cm" svg:x="1.8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383cm" svg:height="1.385cm" svg:x="3.416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383cm" svg:height="1.383cm" svg:x="3.416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84cm" svg:height="1.384cm" svg:x="1.801cm" svg:y="1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84cm" svg:height="1.384cm" svg:x="1.801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84cm" svg:height="1.384cm" svg:x="3.416cm" svg:y="1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384cm" svg:height="1.384cm" svg:x="3.416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385cm" svg:height="1.385cm" svg:x="1.8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85cm" svg:height="1.383cm" svg:x="1.8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383cm" svg:height="1.385cm" svg:x="3.416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383cm" svg:height="1.383cm" svg:x="3.416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384cm" svg:height="1.384cm" svg:x="1.801cm" svg:y="1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384cm" svg:height="1.384cm" svg:x="1.801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384cm" svg:height="1.384cm" svg:x="3.416cm" svg:y="1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384cm" svg:height="1.384cm" svg:x="3.416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385cm" svg:height="1.385cm" svg:x="16.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385cm" svg:height="1.383cm" svg:x="16.2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383cm" svg:height="1.385cm" svg:x="17.816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1.383cm" svg:height="1.383cm" svg:x="17.816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384cm" svg:height="1.384cm" svg:x="16.201cm" svg:y="1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384cm" svg:height="1.384cm" svg:x="16.201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384cm" svg:height="1.384cm" svg:x="17.816cm" svg:y="1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384cm" svg:height="1.384cm" svg:x="17.816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" draw:layer="layout" svg:width="1.385cm" svg:height="1.385cm" svg:x="16.2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4" draw:layer="layout" svg:width="1.385cm" svg:height="1.383cm" svg:x="16.2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" draw:layer="layout" svg:width="1.383cm" svg:height="1.385cm" svg:x="17.816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" draw:layer="layout" svg:width="1.383cm" svg:height="1.383cm" svg:x="17.816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384cm" svg:height="1.384cm" svg:x="16.201cm" svg:y="1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384cm" svg:height="1.384cm" svg:x="16.201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384cm" svg:height="1.384cm" svg:x="17.816cm" svg:y="1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384cm" svg:height="1.384cm" svg:x="17.816cm" svg:y="3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cm" svg:height="1cm" svg:x="10.016cm" svg:y="16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6cm" svg:y="16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6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9.8cm" svg:y="17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7cm" svg:y="12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7cm" svg:y="14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6.601cm" svg:y="11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01cm" svg:y="11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3.402cm" svg:y="11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5.002cm" svg:y="11.2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cm" svg:height="1cm" svg:x="10.017cm" svg:y="14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cm" svg:height="1cm" svg:x="10.017cm" svg:y="13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cm" svg:height="1cm" svg:x="10.018cm" svg:y="11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1.817cm" svg:y="9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1.817cm" svg:y="11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6.602cm" svg:y="8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02cm" svg:y="8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3.403cm" svg:y="8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5.003cm" svg:y="8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1.818cm" svg:y="8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7cm" svg:y="4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7cm" svg:y="6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8cm" svg:y="1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8.218cm" svg:y="3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9.801cm" svg:y="1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384cm" svg:height="1.384cm" svg:x="11.401cm" svg:y="1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01cm" svg:y="16.00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01cm" svg:y="17.6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cm" svg:y="12.8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cm" svg:y="14.4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3.016cm" svg:y="11.2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16cm" svg:y="11.2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6.215cm" svg:y="11.2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4.615cm" svg:y="11.2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7.8cm" svg:y="9.6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7.8cm" svg:y="11.2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3.015cm" svg:y="8.0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15cm" svg:y="8.0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6.214cm" svg:y="8.0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4.614cm" svg:y="8.01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7.799cm" svg:y="8.01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cm" svg:y="4.80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4cm" svg:y="6.41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384cm" svg:height="1.384cm" svg:x="11.399cm" svg:y="3.21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1cm" svg:height="1cm" svg:x="10.017cm" svg:y="8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1cm" svg:height="1cm" svg:x="10.018cm" svg:y="6.6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1cm" svg:height="1cm" svg:x="10.018cm" svg:y="5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1cm" svg:height="1cm" svg:x="10.019cm" svg:y="3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1cm" svg:height="1cm" draw:transform="rotate (-1.5707963267949) translate (12.6cm 9.7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1cm" svg:height="1cm" draw:transform="rotate (-1.5707963267949) translate (14.199cm 9.7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1cm" svg:height="1cm" draw:transform="rotate (-1.5707963267949) translate (15.799cm 9.7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1cm" svg:height="1cm" draw:transform="rotate (-1.5707963267949) translate (17.398cm 9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cm" svg:height="1cm" draw:transform="rotate (-1.5707963267949) translate (4.599cm 9.7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cm" svg:height="1cm" draw:transform="rotate (-1.5707963267949) translate (6.198cm 9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cm" svg:height="1cm" draw:transform="rotate (-1.5707963267949) translate (7.798cm 9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cm" svg:height="1cm" draw:transform="rotate (-1.5707963267949) translate (9.397cm 9.8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rd">
        <draw:g>
          <draw:custom-shape draw:style-name="gr27" draw:text-style-name="P1" draw:layer="layout" svg:width="0.7cm" svg:height="0.642cm" draw:transform="rotate (-3.14159265358979) translate (4cm 7.29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446.786632390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8" draw:text-style-name="P1" draw:layer="layout" svg:width="0.468cm" svg:height="0.467cm" svg:x="3.416cm" svg:y="6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9" draw:text-style-name="P3" draw:layer="layout" svg:width="0.7cm" svg:height="0.642cm" draw:transform="rotate (-3.14159265358979) translate (5.2cm 7.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446.786632390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3" draw:layer="layout" svg:width="0.468cm" svg:height="0.467cm" svg:x="4.616cm" svg:y="6.3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1" draw:text-style-name="P2" draw:layer="layout" svg:width="0.7cm" svg:height="0.642cm" draw:transform="rotate (-3.14159265358979) translate (6.4cm 7.29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446.786632390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2" draw:layer="layout" svg:width="0.468cm" svg:height="0.467cm" svg:x="5.816cm" svg:y="6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3" draw:text-style-name="P4" draw:layer="layout" svg:width="0.7cm" svg:height="0.642cm" draw:transform="rotate (-3.14159265358979) translate (7.5cm 7.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446.786632390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4" draw:layer="layout" svg:width="0.468cm" svg:height="0.467cm" svg:x="6.916cm" svg:y="6.3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2:41:26.390000000</meta:creation-date>
    <dc:date>2017-12-14T20:37:53.204000000</dc:date>
    <meta:editing-duration>PT11M32S</meta:editing-duration>
    <meta:editing-cycles>3</meta:editing-cycles>
    <meta:generator>LibreOffice/5.3.5.2$Windows_x86 LibreOffice_project/50d9bf2b0a79cdb85a3814b592608037a682059d</meta:generator>
    <meta:document-statistic meta:object-count="101"/>
  </office:meta>
</office:document-meta>
</file>